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text-transform="uppercase" fo:font-size="9pt" style:font-size-asian="9pt"/>
    </style:style>
    <style:style style:name="P3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T1" style:family="text">
      <style:text-properties fo:language="en" fo:country="US"/>
    </style:style>
    <style:style style:name="T2" style:family="text">
      <style:text-properties fo:text-transform="uppercase" fo:color="#808080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Use Cases</text:h>
      <text:p text:style-name="Standard"/>
      <text:list xml:id="list633279589" text:style-name="WWNum1">
        <text:list-item>
          <text:p text:style-name="P5"><text:span text:style-name="T1">authentication (e.g. with Google Sign-In or Discord)</text:span></text:p>
        </text:list-item>
        <text:list-item>
          <text:p text:style-name="P5">create household</text:p>
        </text:list-item>
        <text:list-item>
          <text:p text:style-name="P5">add roommate</text:p>
        </text:list-item>
        <text:list-item>
          <text:p text:style-name="P5">remove roommate</text:p>
        </text:list-item>
        <text:list-item>
          <text:p text:style-name="P5">add task</text:p>
        </text:list-item>
        <text:list-item>
          <text:p text:style-name="P5">mark task as done</text:p>
        </text:list-item>
        <text:list-item>
          <text:p text:style-name="P5">remove task</text:p>
        </text:list-item>
        <text:list-item>
          <text:p text:style-name="P5"><text:span text:style-name="T1">set holiday mode for roommate =&gt; roommate isn’t home for some days</text:span></text:p>
        </text:list-item>
        <text:list-item>
          <text:p text:style-name="P5"><text:span text:style-name="T1">send notification for task to roommate</text:span></text:p>
        </text:list-item>
        <text:list-item>
          <text:p text:style-name="P5"><text:span text:style-name="T1">update daily to-do-list for roommate</text:span></text:p>
        </text:list-item>
        <text:list-item>
          <text:p text:style-name="P5"><text:span text:style-name="T1">update weekly to-do-list for roommat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3in" style:rel-width="100%" fo:margin-top="0in" fo:margin-bottom="0in" table:align="center" style:writing-mode="lr-tb"/>
    </style:style>
    <style:style style:name="Table1.A" style:family="table-column">
      <style:table-column-properties style:column-width="3.1597in" style:rel-column-width="32872*"/>
    </style:style>
    <style:style style:name="Table1.B" style:family="table-column">
      <style:table-column-properties style:column-width="3.1396in" style:rel-column-width="32662*"/>
    </style:style>
    <style:style style:name="Table1.1" style:family="table-row">
      <style:table-row-properties style:row-height="0.0799in" fo:keep-together="auto"/>
    </style:style>
    <style:style style:name="Table1.A1" style:family="table-cell">
      <style:table-cell-properties fo:background-color="#4472c4" fo:padding-left="0.0799in" fo:padding-right="0.0799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-left="0.0799in" fo:padding-right="0.0799in" fo:padding-top="0.1in" fo:padding-bottom="0.1in" fo:border="none">
        <style:background-image/>
      </style:table-cell-properties>
    </style:style>
    <style:style style:name="MP1" style:family="paragraph" style:parent-style-name="Header">
      <style:text-properties fo:text-transform="uppercase" fo:font-size="9pt" style:font-size-asian="9pt"/>
    </style:style>
    <style:style style:name="M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text-transform="uppercase" fo:color="#808080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Projekt: ase-cleaning-plan-app</text:p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2">
            <table:table-cell table:style-name="Table1.A2" office:value-type="string">
              <text:p text:style-name="Footer"><text:span text:style-name="MT1">Reitler, Isabell</text:span></text:p>
            </table:table-cell>
            <table:table-cell table:style-name="Table1.A2" office:value-type="string">
              <text:p text:style-name="MP3"><text:span text:style-name="MT1"><text:page-number text:select-page="current">1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itler, Isabell</meta:initial-creator>
    <meta:editing-cycles>4</meta:editing-cycles>
    <meta:creation-date>2021-01-30T11:06:00</meta:creation-date>
    <dc:date>2021-02-26T19:34:58.897233529</dc:date>
    <meta:editing-duration>PT48M43S</meta:editing-duration>
    <meta:generator>LibreOffice/6.4.6.2$Linux_X86_64 LibreOffice_project/40$Build-2</meta:generator>
    <meta:document-statistic meta:table-count="1" meta:image-count="0" meta:object-count="0" meta:page-count="1" meta:paragraph-count="15" meta:word-count="67" meta:character-count="388" meta:non-whitespace-character-count="347"/>
    <meta:user-defined meta:name="AppVersion">16.0000</meta:user-defined>
    <meta:user-defined meta:name="Company">SWR - Südwestrundfun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